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0cm" presentation:class="title" presentation:user-transformed="true">
          <draw:text-box>
            <text:p>Instability in k-essence theor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2:53:29.928224093</meta:creation-date>
    <dc:date>2024-09-18T09:47:25.810041603</dc:date>
    <meta:editing-duration>PT20H53M56S</meta:editing-duration>
    <meta:editing-cycles>1</meta:editing-cycles>
    <meta:document-statistic meta:object-count="24"/>
    <meta:generator>LibreOffice/7.4.7.2$Linux_X86_64 LibreOffice_project/40$Build-2</meta:generator>
  </office:meta>
</office:document-meta>
</file>